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9AF00000C9D353688D6126DD100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9.001cm" svg:height="24.75cm" draw:transform="rotate (-3.14159265358979) translate (20cm 27.222cm)">
          <draw:image xlink:href="Pictures/10000000000009AF00000C9D353688D6126DD100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5-31T18:38:39.743000000</dc:date>
    <meta:editing-duration>PT1M4S</meta:editing-duration>
    <meta:editing-cycles>1</meta:editing-cycles>
    <meta:document-statistic meta:object-count="1"/>
    <meta:generator>LibreOffice/7.5.1.2$Windows_X86_64 LibreOffice_project/fcbaee479e84c6cd81291587d2ee68cba099e129</meta:generator>
  </office:meta>
</office:document-meta>
</file>